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ssignment_1.3" table:style-name="ta1">
        <table:shapes>
          <draw:frame draw:z-index="0" draw:style-name="gr1" draw:text-style-name="P1" svg:width="453.51pt" svg:height="255.09pt" svg:x="374.14pt" svg:y="2.83pt">
            <loext:p draw:notify-on-update-of-ranges="'assignment_1.3'.B1:'assignment_1.3'.B1 'assignment_1.3'.B2:'assignment_1.3'.B5 'assignment_1.3'.C1:'assignment_1.3'.C1 'assignment_1.3'.C2:'assignment_1.3'.C5 'assignment_1.3'.G1:'assignment_1.3'.G1 'assignment_1.3'.G2:'assignment_1.3'.G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cache_size</text:p>
          </table:table-cell>
          <table:table-cell office:value-type="string" calcext:value-type="string">
            <text:p>miss rate</text:p>
          </table:table-cell>
          <table:table-cell office:value-type="string" calcext:value-type="string">
            <text:p>miss_rate</text:p>
          </table:table-cell>
          <table:table-cell office:value-type="string" calcext:value-type="string">
            <text:p>total_hits</text:p>
          </table:table-cell>
          <table:table-cell office:value-type="string" calcext:value-type="string">
            <text:p>total_misses</text:p>
          </table:table-cell>
          <table:table-cell office:value-type="string" calcext:value-type="string">
            <text:p>hit_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kB</text:p>
          </table:table-cell>
          <table:table-cell table:formula="of:=[.D2]*100" office:value-type="float" office:value="24.7494" calcext:value-type="float">
            <text:p>24.7494</text:p>
          </table:table-cell>
          <table:table-cell office:value-type="float" office:value="0.247494" calcext:value-type="float">
            <text:p>0.247494</text:p>
          </table:table-cell>
          <table:table-cell office:value-type="float" office:value="20852419" calcext:value-type="float">
            <text:p>20852419</text:p>
          </table:table-cell>
          <table:table-cell office:value-type="float" office:value="6858199" calcext:value-type="float">
            <text:p>6858199</text:p>
          </table:table-cell>
          <table:table-cell office:value-type="float" office:value="75.2506457993828" calcext:value-type="float">
            <text:p>75.2506457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B</text:p>
          </table:table-cell>
          <table:table-cell table:formula="of:=[.D3]*100" office:value-type="float" office:value="17.5336" calcext:value-type="float">
            <text:p>17.5336</text:p>
          </table:table-cell>
          <table:table-cell office:value-type="float" office:value="0.175336" calcext:value-type="float">
            <text:p>0.175336</text:p>
          </table:table-cell>
          <table:table-cell office:value-type="float" office:value="22832292" calcext:value-type="float">
            <text:p>22832292</text:p>
          </table:table-cell>
          <table:table-cell office:value-type="float" office:value="4854481" calcext:value-type="float">
            <text:p>4854481</text:p>
          </table:table-cell>
          <table:table-cell office:value-type="float" office:value="82.4664253938153" calcext:value-type="float">
            <text:p>82.4664253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kB</text:p>
          </table:table-cell>
          <table:table-cell table:formula="of:=[.D4]*100" office:value-type="float" office:value="12.203" calcext:value-type="float">
            <text:p>12.203</text:p>
          </table:table-cell>
          <table:table-cell office:value-type="float" office:value="0.12203" calcext:value-type="float">
            <text:p>0.12203</text:p>
          </table:table-cell>
          <table:table-cell office:value-type="float" office:value="24626232" calcext:value-type="float">
            <text:p>24626232</text:p>
          </table:table-cell>
          <table:table-cell office:value-type="float" office:value="3422820" calcext:value-type="float">
            <text:p>3422820</text:p>
          </table:table-cell>
          <table:table-cell office:value-type="float" office:value="87.7970207335349" calcext:value-type="float">
            <text:p>87.7970207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kB</text:p>
          </table:table-cell>
          <table:table-cell table:formula="of:=[.D5]*100" office:value-type="float" office:value="7.3185" calcext:value-type="float">
            <text:p>7.3185</text:p>
          </table:table-cell>
          <table:table-cell office:value-type="float" office:value="0.073185" calcext:value-type="float">
            <text:p>0.073185</text:p>
          </table:table-cell>
          <table:table-cell office:value-type="float" office:value="25964703" calcext:value-type="float">
            <text:p>25964703</text:p>
          </table:table-cell>
          <table:table-cell office:value-type="float" office:value="2050287" calcext:value-type="float">
            <text:p>2050287</text:p>
          </table:table-cell>
          <table:table-cell office:value-type="float" office:value="92.6814644588486" calcext:value-type="float">
            <text:p>92.6814644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22:09:15.998693671</dc:date>
    <meta:editing-duration>PT4H3M6S</meta:editing-duration>
    <meta:editing-cycles>1</meta:editing-cycles>
    <meta:document-statistic meta:table-count="1" meta:cell-count="3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22cm" svg:y="0.316cm" chart:style-name="ch2">
          <text:p>Impact of L2 cache size on miss rate and hit ratio</text:p>
        </chart:title>
        <chart:legend chart:legend-position="end" svg:x="13.227cm" svg:y="3.952cm" style:legend-expansion="high" chart:style-name="ch3"/>
        <chart:plot-area chart:style-name="ch4" table:cell-range-address="'assignment_1.3'.B1:'assignment_1.3'.C5 'assignment_1.3'.G1:'assignment_1.3'.G5" chart:data-source-has-labels="both" svg:x="0.32cm" svg:y="1.275cm" svg:width="12.587cm" svg:height="6.564cm">
          <chartooo:coordinate-region svg:x="0.941cm" svg:y="1.474cm" svg:width="11.381cm" svg:height="5.718cm"/>
          <chart:axis chart:dimension="x" chart:name="primary-x" chart:style-name="ch5" chartooo:axis-type="auto">
            <chartooo:date-scale/>
            <chart:title svg:x="5.749cm" svg:y="8.019cm" chart:style-name="ch6">
              <text:p>Cache size</text:p>
            </chart:title>
            <chart:categories table:cell-range-address="'assignment_1.3'.B2:'assignment_1.3'.B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assignment_1.3'.C2:'assignment_1.3'.C5" chart:label-cell-address="'assignment_1.3'.C1:'assignment_1.3'.C1" chart:class="chart:line">
            <chart:data-point chart:repeated="4"/>
          </chart:series>
          <chart:series chart:style-name="ch9" chart:values-cell-range-address="'assignment_1.3'.G2:'assignment_1.3'.G5" chart:label-cell-address="'assignment_1.3'.G1:'assignment_1.3'.G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 rate</text:p>
                <draw:g>
                  <svg:desc>'assignment_1.3'.C1:'assignment_1.3'.C1</svg:desc>
                </draw:g>
              </table:table-cell>
              <table:table-cell office:value-type="string">
                <text:p>hit_ratio</text:p>
                <draw:g>
                  <svg:desc>'assignment_1.3'.G1:'assignment_1.3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kB</text:p>
                <draw:g>
                  <svg:desc>'assignment_1.3'.B2:'assignment_1.3'.B5</svg:desc>
                </draw:g>
              </table:table-cell>
              <table:table-cell office:value-type="float" office:value="24.7494">
                <text:p>24.7494</text:p>
                <draw:g>
                  <svg:desc>'assignment_1.3'.C2:'assignment_1.3'.C5</svg:desc>
                </draw:g>
              </table:table-cell>
              <table:table-cell office:value-type="float" office:value="75.2506457993828">
                <text:p>75.2506457993828</text:p>
                <draw:g>
                  <svg:desc>'assignment_1.3'.G2:'assignment_1.3'.G5</svg:desc>
                </draw:g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17.5336">
                <text:p>17.5336</text:p>
              </table:table-cell>
              <table:table-cell office:value-type="float" office:value="82.4664253938153">
                <text:p>82.4664253938153</text:p>
              </table:table-cell>
            </table:table-row>
            <table:table-row>
              <table:table-cell office:value-type="string">
                <text:p>8kB</text:p>
              </table:table-cell>
              <table:table-cell office:value-type="float" office:value="12.203">
                <text:p>12.203</text:p>
              </table:table-cell>
              <table:table-cell office:value-type="float" office:value="87.7970207335349">
                <text:p>87.7970207335349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7.3185">
                <text:p>7.3185</text:p>
              </table:table-cell>
              <table:table-cell office:value-type="float" office:value="92.6814644588486">
                <text:p>92.6814644588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